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style:font-name="Segoe UI Semibold" fo:font-size="28pt" style:font-size-asian="28pt" style:font-size-complex="28pt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fo:color="#000000" style:font-name="Segoe UI"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color="#000000" style:font-name="Segoe UI"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text-align="center"/>
      <style:text-properties style:font-name="Segoe UI Semibold" fo:font-size="15pt" style:font-size-asian="15pt" style:font-size-complex="15pt"/>
    </style:style>
    <style:style style:name="P10" style:family="paragraph">
      <loext:graphic-properties draw:fill="none" draw:fill-color="#ffffff"/>
      <style:text-properties style:font-name="Segoe UI Semibold" fo:font-size="15pt" style:font-size-asian="15pt" style:font-size-complex="15pt"/>
    </style:style>
    <style:style style:name="P11" style:family="paragraph">
      <style:text-properties style:font-name="Segoe UI Semibold" fo:font-size="15pt" style:font-size-asian="15pt" style:font-size-complex="15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000000" style:font-name="Segoe UI" fo:font-size="36pt" fo:font-weight="bold" style:font-size-asian="36pt" style:font-weight-asian="bold" style:font-size-complex="36pt" style:font-weight-complex="bold"/>
    </style:style>
    <style:style style:name="T7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638cm" svg:height="3.062cm" svg:x="1.524cm" svg:y="0.762cm">
          <draw:text-box>
            <text:p text:style-name="P1"><text:span text:style-name="T1">Hymn #884</text:span></text:p>
            <text:p text:style-name="P1"><text:span text:style-name="T2">“</text:span><text:span text:style-name="T2">Lord, Support Us All Day Long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5" draw:layer="layout" svg:width="24.638cm" svg:height="7.011cm" svg:x="1.524cm" svg:y="0.762cm">
          <draw:text-box>
            <text:p text:style-name="P4"><text:span text:style-name="T3">1.</text:span><text:span text:style-name="T4"> Lord, support us all day long,</text:span></text:p>
            <text:p text:style-name="P4"><text:span text:style-name="T4">Guide and strengthen.</text:span></text:p>
            <text:p text:style-name="P4"><text:span text:style-name="T4">Evening comes, the world is hushed,</text:span></text:p>
            <text:p text:style-name="P4"><text:span text:style-name="T4">Shadows lengthen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5" draw:layer="layout" svg:width="24.638cm" svg:height="7.011cm" svg:x="1.524cm" svg:y="0.762cm">
          <draw:text-box>
            <text:p text:style-name="P4"><text:span text:style-name="T4">Work is done, life’s fevered pace</text:span></text:p>
            <text:p text:style-name="P4"><text:span text:style-name="T4">Now has ended;</text:span></text:p>
            <text:p text:style-name="P4"><text:span text:style-name="T4">Christ, to You, our final rest</text:span></text:p>
            <text:p text:style-name="P4"><text:span text:style-name="T4">Is commend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5" draw:layer="layout" svg:width="24.638cm" svg:height="7.011cm" svg:x="1.524cm" svg:y="0.762cm">
          <draw:text-box>
            <text:p text:style-name="P4"><text:span text:style-name="T3">2.</text:span><text:span text:style-name="T4"> Be our light in darkness, Lord,</text:span></text:p>
            <text:p text:style-name="P4"><text:span text:style-name="T4">Our defender;</text:span></text:p>
            <text:p text:style-name="P4"><text:span text:style-name="T4">In Your presence perils all</text:span></text:p>
            <text:p text:style-name="P4"><text:span text:style-name="T4">Must surrend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5" draw:layer="layout" svg:width="24.638cm" svg:height="7.011cm" svg:x="1.524cm" svg:y="0.762cm">
          <draw:text-box>
            <text:p text:style-name="P4"><text:span text:style-name="T4">Drive all dark satanic snares</text:span></text:p>
            <text:p text:style-name="P4"><text:span text:style-name="T4">From each dwelling;</text:span></text:p>
            <text:p text:style-name="P4"><text:span text:style-name="T4">Then, at peace, our hearts Your praise</text:span></text:p>
            <text:p text:style-name="P4"><text:span text:style-name="T4">Will be tell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8" draw:layer="layout" svg:width="24.638cm" svg:height="7.011cm" svg:x="1.524cm" svg:y="0.762cm">
          <draw:text-box>
            <text:p text:style-name="P7"><text:span text:style-name="T5">3.</text:span><text:span text:style-name="T6"> With Your presence, Lord, draw near</text:span></text:p>
            <text:p text:style-name="P7"><text:span text:style-name="T6">Those who labor</text:span></text:p>
            <text:p text:style-name="P7"><text:span text:style-name="T6">Through the nighttime on behalf</text:span></text:p>
            <text:p text:style-name="P7"><text:span text:style-name="T6">Of their neighbo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8" draw:layer="layout" svg:width="24.638cm" svg:height="7.011cm" svg:x="1.524cm" svg:y="0.762cm">
          <draw:text-box>
            <text:p text:style-name="P7"><text:span text:style-name="T6">Grant them courage for each fear,</text:span></text:p>
            <text:p text:style-name="P7"><text:span text:style-name="T6">Faithful caring:</text:span></text:p>
            <text:p text:style-name="P7"><text:span text:style-name="T6">Your compassion and Your love</text:span></text:p>
            <text:p text:style-name="P7"><text:span text:style-name="T6">Truly shar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0" draw:layer="layout" svg:width="24.638cm" svg:height="7.011cm" svg:x="1.524cm" svg:y="0.762cm">
          <draw:text-box>
            <text:p text:style-name="P9"><text:span text:style-name="T3">4.</text:span><text:span text:style-name="T4"> Gracious Lord, we give You thanks,</text:span></text:p>
            <text:p text:style-name="P9"><text:span text:style-name="T4">Praise and bless You,</text:span></text:p>
            <text:p text:style-name="P9"><text:span text:style-name="T4">As the giver of all good</text:span></text:p>
            <text:p text:style-name="P9"><text:span text:style-name="T4">We confess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0" draw:layer="layout" svg:width="24.638cm" svg:height="13.381cm" svg:x="1.524cm" svg:y="0.762cm">
          <draw:text-box>
            <text:p text:style-name="P9"><text:span text:style-name="T4">This past day we now commit</text:span></text:p>
            <text:p text:style-name="P9"><text:span text:style-name="T4">To Your keeping</text:span></text:p>
            <text:p text:style-name="P9"><text:span text:style-name="T4">And entrust to You the hours</text:span></text:p>
            <text:p text:style-name="P9"><text:span text:style-name="T4">Of our sleeping.</text:span></text:p>
            <text:p text:style-name="P9"><text:span text:style-name="T4"/></text:p>
            <text:p text:style-name="P11"><text:span text:style-name="T7"/></text:p>
            <text:p text:style-name="P11"><text:span text:style-name="T7"><text:s text:c="12"/></text:span><text:span text:style-name="T7">1998 Stephen P. Starke.</text:span></text:p>
            <text:p text:style-name="P11"><text:span text:style-name="T7"><text:s text:c="12"/></text:span><text:span text:style-name="T7">Used by permission:</text:span></text:p>
            <text:p text:style-name="P11"><text:span text:style-name="T7"><text:s text:c="12"/></text:span><text:span text:style-name="T7">LSB Hymn License</text:span></text:p>
            <text:p text:style-name="P11"><text:span text:style-name="T7"><text:s text:c="12"/></text:span><text:span text:style-name="T7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5T13:47:03.804000000</meta:creation-date>
    <dc:date>2017-04-05T14:06:25.907000000</dc:date>
    <meta:editing-duration>PT8M49S</meta:editing-duration>
    <meta:editing-cycles>1</meta:editing-cycles>
    <meta:document-statistic meta:object-count="48"/>
    <meta:generator>LibreOffice/5.2.6.2$Windows_X86_64 LibreOffice_project/a3100ed2409ebf1c212f5048fbe377c281438fdc</meta:generator>
  </office:meta>
</office:document-meta>
</file>